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12.33mm"/>
    </style:style>
    <style:style style:name="co6" style:family="table-column">
      <style:table-column-properties fo:break-before="auto" style:column-width="17.97mm"/>
    </style:style>
    <style:style style:name="co7" style:family="table-column">
      <style:table-column-properties fo:break-before="auto" style:column-width="12.88mm"/>
    </style:style>
    <style:style style:name="co8" style:family="table-column">
      <style:table-column-properties fo:break-before="auto" style:column-width="33.21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7.97mm"/>
    </style:style>
    <style:style style:name="co11" style:family="table-column">
      <style:table-column-properties fo:break-before="auto" style:column-width="10.16mm"/>
    </style:style>
    <style:style style:name="co12" style:family="table-column">
      <style:table-column-properties fo:break-before="auto" style:column-width="7.71mm"/>
    </style:style>
    <style:style style:name="co13" style:family="table-column">
      <style:table-column-properties fo:break-before="auto" style:column-width="18.79mm"/>
    </style:style>
    <style:style style:name="co14" style:family="table-column">
      <style:table-column-properties fo:break-before="auto" style:column-width="13.69mm"/>
    </style:style>
    <style:style style:name="co15" style:family="table-column">
      <style:table-column-properties fo:break-before="auto" style:column-width="9.88mm"/>
    </style:style>
    <style:style style:name="co16" style:family="table-column">
      <style:table-column-properties fo:break-before="auto" style:column-width="11.78mm"/>
    </style:style>
    <style:style style:name="co17" style:family="table-column">
      <style:table-column-properties fo:break-before="auto" style:column-width="14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9.42mm"/>
    </style:style>
    <style:style style:name="co20" style:family="table-column">
      <style:table-column-properties fo:break-before="auto" style:column-width="18.59mm"/>
    </style:style>
    <style:style style:name="co21" style:family="table-column">
      <style:table-column-properties fo:break-before="auto" style:column-width="14.23mm"/>
    </style:style>
    <style:style style:name="co22" style:family="table-column">
      <style:table-column-properties fo:break-before="auto" style:column-width="19.69mm"/>
    </style:style>
    <style:style style:name="co23" style:family="table-column">
      <style:table-column-properties fo:break-before="auto" style:column-width="18.87mm"/>
    </style:style>
    <style:style style:name="co2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E0 (3)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number-columns-repeated="9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HomeTeam</text:p>
          </table:table-cell>
          <table:table-cell office:value-type="string" calcext:value-type="string">
            <text:p>AwayTeam</text:p>
          </table:table-cell>
          <table:table-cell office:value-type="string" calcext:value-type="string">
            <text:p>FTHG</text:p>
          </table:table-cell>
          <table:table-cell office:value-type="string" calcext:value-type="string">
            <text:p>FTAG</text:p>
          </table:table-cell>
          <table:table-cell office:value-type="string" calcext:value-type="string">
            <text:p>FT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3/08/16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Swans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3/08/16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West Br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3/08/16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Tottenh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3/08/16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Leices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3/08/16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Sunderla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3/08/16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Stok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3/08/1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Watfo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4/08/16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Liverpoo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4/08/16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Man Unit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5/08/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West Ha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/08/16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Southampt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/08/16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Liverpoo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/08/16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Arse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/08/16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Man Cit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/08/16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Hul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/08/16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Crystal Pala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/08/16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Chelse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/08/16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Evert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1/08/16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Middlesbroug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1/08/16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Bournemou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7/08/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Burnle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7/08/16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Bournemou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7/08/16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Sto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7/08/16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Man Unit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7/08/16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Swanse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7/08/1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underl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7/08/16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Liverp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7/08/16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Arsen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8/08/16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West H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8/08/16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Middlesbrou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0/09/16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Southampt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0/09/16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West Bro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0/09/16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H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0/09/16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Leicest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0/09/16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Man C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0/09/16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Crystal Pala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0/09/16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Tottenha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0/09/16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Watfo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1/09/16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Chelse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2/09/16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Evert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6/09/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Liverpoo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7/09/16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Middlesbroug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7/09/16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Arsen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7/09/16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Burnle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7/09/16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Bournemout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7/09/16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West Ha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/09/16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Stok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/09/1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wans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/09/16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Sunderl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/09/16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Man Unit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4/09/16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Chelse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4/09/16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Ever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4/09/16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Hu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4/09/16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Leicest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4/09/16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Tottenha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4/09/16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West Br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4/09/16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Crystal Pala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4/09/16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Man Cit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5/09/16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Southampt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6/09/16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Watfo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30/09/16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Crystal Pal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1/10/16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Chelse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1/10/16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West Br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1/10/16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Liverpoo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1/10/16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Bournemou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1/10/16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Middlesbrou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2/10/16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Arse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2/10/16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Southamp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2/10/16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Stok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2/10/16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Man Cit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5/10/16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Swanse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5/10/16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Hul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5/10/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Leicest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5/10/16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West H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5/10/16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Evert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5/10/16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Sunderlan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5/10/16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Tottenh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6/10/16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Watfo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6/10/1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Burnle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7/10/16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Man Unit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2/10/16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Middlesbrou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2/10/16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Tottenh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2/10/16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Evert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2/10/16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Stok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2/10/16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Crystal Pala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2/10/16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West Bro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2/10/16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Watfor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2/10/16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Sunderl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3/10/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Man Unite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3/10/16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Southampt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9/10/16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Liverpoo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9/10/16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Burnle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9/10/16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Bournemout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9/10/16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Arsen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9/10/16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Leices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9/10/16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H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9/10/16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Man Cit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30/10/16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West Ha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30/10/1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Chelse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31/10/16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Swanse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5/11/16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Sunderla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5/11/16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Crystal Pala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5/11/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Evert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5/11/16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Middlesbrou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5/11/16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Stok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6/11/16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Tottenh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6/11/16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Southampt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6/11/16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West Bro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6/11/16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Watfor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6/11/16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Man Unit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/11/16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Man C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/11/16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Swans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/11/16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Arsen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/11/1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Liverpo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/11/16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Bournemou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/11/16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Hul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/11/16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West Ha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/11/16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Leices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/11/16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Chels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1/11/16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Burnle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6/11/16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Man C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6/11/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Tottenha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6/11/16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West Br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6/11/16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Middlesbrou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6/11/16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Sunderlan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6/11/16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Crystal Palac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7/11/16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Bournemout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7/11/16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West H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7/11/1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Ever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7/11/16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Sto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3/12/16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Southampt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3/12/16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Chelse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3/12/16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Burnle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3/12/16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Leices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3/12/16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Swanse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3/12/16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Watfo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3/12/16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Arsen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4/12/16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Liverpoo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4/12/16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Man Uni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5/12/16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H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0/12/16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Sto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0/12/16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Bournemout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0/12/16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Crystal Palac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0/12/16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Man Cit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0/12/16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Sunderlan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0/12/16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Evert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1/12/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West Bro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1/12/16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West Ha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1/12/16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Tottenh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1/12/1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Middlesbrou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3/12/16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Leices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3/12/16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Arse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4/12/16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Man Unit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4/12/16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Watfo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4/12/16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Liverpoo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4/12/16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Southamp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4/12/16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Chels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4/12/16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Hul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4/12/16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Swanse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4/12/16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Burnle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7/12/16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Chels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7/12/16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Swanse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7/12/16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Leicest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7/12/16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Watfo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7/12/16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Man Unit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7/12/16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H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/12/16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Southampt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/12/16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Arse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/12/16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Burnle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/12/16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Liverpo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6/12/16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West Bro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6/12/16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Middlesbrou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6/12/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Bournemout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6/12/16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Man Cit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6/12/16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Ever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6/12/16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Sunderlan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6/12/16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West Ha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6/12/16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Crystal Pal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7/12/16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Stok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8/12/1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Tottenha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30/12/16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Evert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31/12/16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Sunderlan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31/12/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Stok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31/12/16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West H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31/12/16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Man 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31/12/16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Middlesbroug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31/12/1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West Bro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31/12/16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Bournemout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1/01/17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Crystal Palac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1/01/17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Tottenha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2/01/17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Southampt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2/01/17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Burnle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2/01/17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Leices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2/01/17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Liverpoo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2/01/17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H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2/01/17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Man Unit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3/01/17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Arsena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3/01/17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Swanse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3/01/17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Watfo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4/01/17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Chelse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4/01/17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Southamp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4/01/17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Bournemout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4/01/17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Chelse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4/01/17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Stok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4/01/17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Arsena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4/01/17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West Bro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4/01/17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Middlesbrou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4/01/17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Crystal Palac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5/01/17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Man Cit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5/01/17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Liverp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1/01/17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Watfo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1/01/17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Ever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1/01/17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Swanse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1/01/17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Tottenha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1/01/17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West Ha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1/01/17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Man Uni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1/01/17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Sunderlan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2/01/17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Burnle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2/01/17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H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2/01/1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Leicest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31/01/17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Watfo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31/01/17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Crystal Pala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31/01/17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Leices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31/01/17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Chels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31/01/17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West Br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31/01/17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Tottenh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31/01/17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Southampt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1/02/17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H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1/02/17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Evert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1/02/17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Man Cit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4/02/17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Arse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4/02/17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Sunder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4/02/17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Bournemouth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4/02/17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Liverpoo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4/02/1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West Ha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4/02/17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Middlesbrou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4/02/17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Burnle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4/02/17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Sto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5/02/17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Man Unit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5/02/17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Swanse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1/02/17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H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1/02/17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Tottenha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1/02/17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Watfo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1/02/17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Ever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1/02/17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Crystal Pala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1/02/17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Southampt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1/02/17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West Bro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2/02/17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Chels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2/02/17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Leicest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3/02/17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Man Cit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5/02/17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Swanse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5/02/17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Middlesbrou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5/02/17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Sunderlan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5/02/17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Burnle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5/02/17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West H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5/02/17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Bournemou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6/02/17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Stok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7/02/17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Liverpo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4/03/17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H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4/03/17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Arse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4/03/17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Bournemou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4/03/17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Middlesbroug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4/03/17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Burnle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4/03/17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Southampt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4/03/17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Crystal Pala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5/03/17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Man Cit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5/03/17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Evert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6/03/17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Chelse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8/03/17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Sto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2T19:24:14.392128512</dc:date>
    <meta:editing-duration>PT3M1S</meta:editing-duration>
    <meta:editing-cycles>1</meta:editing-cycles>
    <meta:generator>LibreOffice/5.1.6.2$Linux_X86_64 LibreOffice_project/10m0$Build-2</meta:generator>
    <meta:document-statistic meta:table-count="1" meta:cell-count="1620" meta:object-count="0"/>
  </office:meta>
</office:document-meta>
</file>